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achelorarbeit David Gödick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Kurze Vorstellung, Einordnung, Nachteile, Ausblick der Arbeit, Grundlagen auf denen ich aufba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chtfertigung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lie über Probleme beim Coden, Probleme bei der Kommunikation, Warum hat das auf dem Auto nicht funktioniert? </text:p>
              </text:list-item>
              <text:list-item>
                <text:p>Ratschläge um das Ganze besser zu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09:51:00.85</meta:creation-date>
    <meta:editing-duration>PT15H12M39S</meta:editing-duration>
    <meta:editing-cycles>10</meta:editing-cycles>
    <dc:date>2018-06-08T09:59:05.84</dc:date>
    <meta:generator>OpenOffice/4.1.1$Win32 OpenOffice.org_project/411m6$Build-9775</meta:generator>
    <meta:document-statistic meta:object-count="29"/>
  </office:meta>
</office:document-meta>
</file>